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&lt;stdio.h&gt;</text:p>
      <text:p text:style-name="Standard">#include&lt;stdlib.h&gt;</text:p>
      <text:p text:style-name="Standard">FILE *fp,*gp;</text:p>
      <text:p text:style-name="Standard">int **soc;</text:p>
      <text:p text:style-name="Standard">int *visited;</text:p>
      <text:p text:style-name="Standard">int *q;</text:p>
      <text:p text:style-name="Standard">int N;</text:p>
      <text:p text:style-name="Standard">int f=-1,r=-1;</text:p>
      <text:p text:style-name="Standard">void assign(int n)</text:p>
      <text:p text:style-name="Standard">{</text:p>
      <text:p text:style-name="Standard"><text:tab/>int i,j;</text:p>
      <text:p text:style-name="Standard"><text:tab/>for(i=0;i&lt;n;i++)</text:p>
      <text:p text:style-name="Standard"><text:tab/>{</text:p>
      <text:p text:style-name="Standard"><text:tab/><text:tab/>for(j=0;j&lt;n;j++)</text:p>
      <text:p text:style-name="Standard"><text:tab/><text:tab/>{</text:p>
      <text:p text:style-name="Standard"><text:tab/><text:tab/><text:tab/>soc[i][j]=0;</text:p>
      <text:p text:style-name="Standard"><text:tab/><text:tab/>}</text:p>
      <text:p text:style-name="Standard"><text:tab/>}</text:p>
      <text:p text:style-name="Standard">}</text:p>
      <text:p text:style-name="Standard">void findmax(int i,int n,int *pos,int *max)</text:p>
      <text:p text:style-name="Standard">{</text:p>
      <text:p text:style-name="Standard"><text:tab/>int j;</text:p>
      <text:p text:style-name="Standard"><text:tab/>for(j=0;j&lt;n;j++)</text:p>
      <text:p text:style-name="Standard"><text:tab/>{</text:p>
      <text:p text:style-name="Standard"><text:tab/><text:tab/>if(*max&lt;soc[i][j])</text:p>
      <text:p text:style-name="Standard"><text:tab/><text:tab/>{</text:p>
      <text:p text:style-name="Standard"><text:tab/><text:tab/><text:tab/>*pos=j;</text:p>
      <text:p text:style-name="Standard"><text:tab/><text:tab/><text:tab/>*max=soc[i][j];</text:p>
      <text:p text:style-name="Standard"><text:tab/><text:tab/>}</text:p>
      <text:p text:style-name="Standard"><text:tab/>}</text:p>
      <text:p text:style-name="Standard">}</text:p>
      <text:p text:style-name="Standard">void enqueue(int data)</text:p>
      <text:p text:style-name="Standard">{</text:p>
      <text:p text:style-name="Standard"><text:tab/>if(r&lt;N-1)</text:p>
      <text:p text:style-name="Standard"><text:tab/>{</text:p>
      <text:p text:style-name="Standard"><text:tab/><text:tab/>if(r==-1)</text:p>
      <text:p text:style-name="Standard"><text:tab/><text:tab/><text:tab/>f=0;</text:p>
      <text:p text:style-name="Standard"><text:tab/><text:tab/><text:tab/>r++;</text:p>
      <text:p text:style-name="Standard"><text:tab/><text:tab/>q[r]=data;</text:p>
      <text:p text:style-name="Standard"><text:tab/>}</text:p>
      <text:p text:style-name="Standard">}</text:p>
      <text:p text:style-name="Standard">int dequeue()</text:p>
      <text:p text:style-name="Standard">{</text:p>
      <text:p text:style-name="Standard"><text:tab/>int tmp;</text:p>
      <text:p text:style-name="Standard"><text:tab/>if(f&gt;-1)</text:p>
      <text:p text:style-name="Standard"><text:tab/>{</text:p>
      <text:p text:style-name="Standard"><text:tab/><text:tab/></text:p>
      <text:p text:style-name="Standard"><text:tab/><text:tab/>tmp=q[f];</text:p>
      <text:p text:style-name="Standard"><text:tab/><text:tab/>if(f==r)</text:p>
      <text:p text:style-name="Standard"><text:tab/><text:tab/><text:tab/>f=r=-1;</text:p>
      <text:p text:style-name="Standard"><text:tab/><text:tab/>else</text:p>
      <text:p text:style-name="Standard"><text:tab/><text:tab/><text:tab/>f++;</text:p>
      <text:p text:style-name="Standard"><text:soft-page-break/><text:tab/><text:tab/>return tmp;</text:p>
      <text:p text:style-name="Standard"><text:tab/>}</text:p>
      <text:p text:style-name="Standard">}</text:p>
      <text:p text:style-name="Standard">int isempty()</text:p>
      <text:p text:style-name="Standard">{</text:p>
      <text:p text:style-name="Standard"><text:tab/>if(f==-1 &amp;&amp; r==-1)</text:p>
      <text:p text:style-name="Standard"><text:tab/><text:tab/>return 1;</text:p>
      <text:p text:style-name="Standard"><text:tab/>else </text:p>
      <text:p text:style-name="Standard"><text:tab/><text:tab/>return 0;</text:p>
      <text:p text:style-name="Standard"><text:tab/><text:tab/></text:p>
      <text:p text:style-name="Standard">}</text:p>
      <text:p text:style-name="Standard">void makeunvisited(int n)</text:p>
      <text:p text:style-name="Standard">{</text:p>
      <text:p text:style-name="Standard"><text:tab/>int i;</text:p>
      <text:p text:style-name="Standard"><text:tab/>for(i=0;i&lt;n;i++)</text:p>
      <text:p text:style-name="Standard"><text:tab/><text:tab/>visited[i]=0;<text:tab/></text:p>
      <text:p text:style-name="Standard">}</text:p>
      <text:p text:style-name="Standard">int outdegree(int i,int n)</text:p>
      <text:p text:style-name="Standard">{</text:p>
      <text:p text:style-name="Standard"><text:tab/>int c=0,j;</text:p>
      <text:p text:style-name="Standard"><text:tab/>for(j=0;j&lt;n;j++)</text:p>
      <text:p text:style-name="Standard"><text:tab/>{</text:p>
      <text:p text:style-name="Standard"><text:tab/><text:tab/>if(soc[i][j]!=0)</text:p>
      <text:p text:style-name="Standard"><text:tab/><text:tab/><text:tab/>c++;</text:p>
      <text:p text:style-name="Standard"><text:tab/>}</text:p>
      <text:p text:style-name="Standard"><text:tab/>return c;</text:p>
      <text:p text:style-name="Standard">}</text:p>
      <text:p text:style-name="Standard">int indegree(int i,int n)</text:p>
      <text:p text:style-name="Standard">{</text:p>
      <text:p text:style-name="Standard"><text:tab/>int c=0,j;</text:p>
      <text:p text:style-name="Standard"><text:tab/>for(j=0;j&lt;n;j++)</text:p>
      <text:p text:style-name="Standard"><text:tab/>{</text:p>
      <text:p text:style-name="Standard"><text:tab/><text:tab/>if(soc[j][i]!=0)</text:p>
      <text:p text:style-name="Standard"><text:tab/><text:tab/><text:tab/>c++;</text:p>
      <text:p text:style-name="Standard"><text:tab/>}</text:p>
      <text:p text:style-name="Standard"><text:tab/>return c;</text:p>
      <text:p text:style-name="Standard">}</text:p>
      <text:p text:style-name="Standard">void DFSTraversal(int s,int n)</text:p>
      <text:p text:style-name="Standard">{</text:p>
      <text:p text:style-name="Standard"><text:tab/>int i;</text:p>
      <text:p text:style-name="Standard"><text:tab/>visited[s]=1;</text:p>
      <text:p text:style-name="Standard"><text:tab/>printf("%4d",s);</text:p>
      <text:p text:style-name="Standard"><text:tab/>for(i=0;i&lt;n;i++)</text:p>
      <text:p text:style-name="Standard"><text:tab/>{</text:p>
      <text:p text:style-name="Standard"><text:tab/><text:tab/>if(soc[s][i]!=0 &amp;&amp; visited[i]==0)</text:p>
      <text:p text:style-name="Standard"><text:tab/><text:tab/><text:tab/>DFSTraversal(i,n);</text:p>
      <text:p text:style-name="Standard"><text:tab/>}</text:p>
      <text:p text:style-name="Standard"><text:tab/></text:p>
      <text:p text:style-name="Standard">}</text:p>
      <text:p text:style-name="Standard">int frirndoffriend(int s,int n)</text:p>
      <text:p text:style-name="Standard">{</text:p>
      <text:p text:style-name="Standard"><text:tab/>int a[n],c=0,pos=0,i,j;</text:p>
      <text:p text:style-name="Standard"><text:soft-page-break/><text:tab/>makeunvisited(n);</text:p>
      <text:p text:style-name="Standard"><text:tab/>visited[s]=1;<text:tab/><text:tab/></text:p>
      <text:p text:style-name="Standard"><text:tab/>for(i=0;i&lt;n;i++)</text:p>
      <text:p text:style-name="Standard"><text:tab/>{</text:p>
      <text:p text:style-name="Standard"><text:tab/><text:tab/><text:tab/>if(soc[s][i]!=0)</text:p>
      <text:p text:style-name="Standard"><text:tab/><text:tab/><text:tab/>{</text:p>
      <text:p text:style-name="Standard"><text:tab/><text:tab/><text:tab/><text:tab/>a[pos]=i;</text:p>
      <text:p text:style-name="Standard"><text:tab/><text:tab/><text:tab/><text:tab/>pos++;</text:p>
      <text:p text:style-name="Standard"><text:tab/><text:tab/><text:tab/>}</text:p>
      <text:p text:style-name="Standard"><text:tab/>}</text:p>
      <text:p text:style-name="Standard"><text:tab/>for(i=0;i&lt;pos;i++)</text:p>
      <text:p text:style-name="Standard"><text:tab/>{</text:p>
      <text:p text:style-name="Standard"><text:tab/><text:tab/>for(j=0;j&lt;n;j++)</text:p>
      <text:p text:style-name="Standard"><text:tab/><text:tab/>{</text:p>
      <text:p text:style-name="Standard"><text:tab/><text:tab/><text:tab/>if(soc[a[i]][j] != 0 &amp;&amp; visited[j]==0)</text:p>
      <text:p text:style-name="Standard"><text:tab/><text:tab/><text:tab/>{</text:p>
      <text:p text:style-name="Standard"><text:tab/><text:tab/><text:tab/><text:tab/>visited[j]=1;</text:p>
      <text:p text:style-name="Standard"><text:tab/><text:tab/><text:tab/><text:tab/>c++;</text:p>
      <text:p text:style-name="Standard"><text:tab/><text:tab/><text:tab/>}</text:p>
      <text:p text:style-name="Standard"><text:tab/><text:tab/>}</text:p>
      <text:p text:style-name="Standard"><text:tab/>}</text:p>
      <text:p text:style-name="Standard"><text:tab/>return c;</text:p>
      <text:p text:style-name="Standard">}</text:p>
      <text:p text:style-name="Standard">void BFSTraversal(int s,int n)</text:p>
      <text:p text:style-name="Standard">{</text:p>
      <text:p text:style-name="Standard"><text:tab/></text:p>
      <text:p text:style-name="Standard"><text:tab/>int cur,i;</text:p>
      <text:p text:style-name="Standard"><text:tab/>visited[s]=1;</text:p>
      <text:p text:style-name="Standard"><text:tab/>enqueue(s);</text:p>
      <text:p text:style-name="Standard"><text:tab/>printf("%4d",s);</text:p>
      <text:p text:style-name="Standard"><text:tab/>while(!isempty())</text:p>
      <text:p text:style-name="Standard"><text:tab/>{</text:p>
      <text:p text:style-name="Standard"><text:tab/><text:tab/>cur=dequeue();</text:p>
      <text:p text:style-name="Standard"><text:tab/><text:tab/></text:p>
      <text:p text:style-name="Standard"><text:tab/><text:tab/>for(i=0;i&lt;n;i++)</text:p>
      <text:p text:style-name="Standard"><text:tab/><text:tab/>{</text:p>
      <text:p text:style-name="Standard"><text:tab/><text:tab/><text:tab/></text:p>
      <text:p text:style-name="Standard"><text:tab/><text:tab/><text:tab/>if(soc[cur][i]!=0 &amp;&amp; visited[i]==0)</text:p>
      <text:p text:style-name="Standard"><text:tab/><text:tab/><text:tab/>{</text:p>
      <text:p text:style-name="Standard"><text:tab/><text:tab/><text:tab/><text:tab/>enqueue(i);</text:p>
      <text:p text:style-name="Standard"><text:tab/><text:tab/><text:tab/><text:tab/>visited[i]=1;</text:p>
      <text:p text:style-name="Standard"><text:tab/><text:tab/><text:tab/><text:tab/>printf("%4d",i);</text:p>
      <text:p text:style-name="Standard"><text:tab/><text:tab/><text:tab/>}</text:p>
      <text:p text:style-name="Standard"><text:tab/><text:tab/>}</text:p>
      <text:p text:style-name="Standard"><text:tab/><text:tab/></text:p>
      <text:p text:style-name="Standard"><text:tab/>}</text:p>
      <text:p text:style-name="Standard">}</text:p>
      <text:p text:style-name="Standard">int main()</text:p>
      <text:p text:style-name="Standard">{</text:p>
      <text:p text:style-name="Standard"><text:tab/>char *filename;</text:p>
      <text:p text:style-name="Standard"><text:tab/>int flag,u,i,v,w,j,n,e,threshold;</text:p>
      <text:p text:style-name="Standard"><text:tab/>printf("Enter filename : ");</text:p>
      <text:p text:style-name="Standard"><text:soft-page-break/><text:tab/>scanf("%s",filename);</text:p>
      <text:p text:style-name="Standard"><text:tab/>fp=fopen("ans.txt","r");</text:p>
      <text:p text:style-name="Standard"><text:tab/>if(fp == NULL)</text:p>
      <text:p text:style-name="Standard"><text:tab/>{</text:p>
      <text:p text:style-name="Standard"><text:tab/><text:tab/>printf("File Not found !\n");</text:p>
      <text:p text:style-name="Standard"><text:tab/><text:tab/>exit(0);</text:p>
      <text:p text:style-name="Standard"><text:tab/>}</text:p>
      <text:p text:style-name="Standard"><text:tab/>fscanf(fp,"%s",filename);</text:p>
      <text:p text:style-name="Standard"><text:tab/>fscanf(fp,"%d",&amp;threshold);</text:p>
      <text:p text:style-name="Standard"><text:tab/>printf("using file : %s",filename);</text:p>
      <text:p text:style-name="Standard"><text:tab/>gp=fopen(filename,"r");</text:p>
      <text:p text:style-name="Standard"><text:tab/>if(gp == NULL)</text:p>
      <text:p text:style-name="Standard"><text:tab/>{</text:p>
      <text:p text:style-name="Standard"><text:tab/><text:tab/>printf("File Not found !\n");</text:p>
      <text:p text:style-name="Standard"><text:tab/>}</text:p>
      <text:p text:style-name="Standard"><text:tab/>fscanf(gp,"%d",&amp;flag);</text:p>
      <text:p text:style-name="Standard"><text:tab/>if(flag == 1)</text:p>
      <text:p text:style-name="Standard"><text:tab/>{</text:p>
      <text:p text:style-name="Standard"><text:tab/></text:p>
      <text:p text:style-name="Standard"><text:tab/><text:tab/>fscanf(gp,"%d",&amp;flag);</text:p>
      <text:p text:style-name="Standard"><text:tab/><text:tab/>fscanf(gp,"%d",&amp;n);</text:p>
      <text:p text:style-name="Standard"><text:tab/><text:tab/>fscanf(gp,"%d",&amp;e);</text:p>
      <text:p text:style-name="Standard"><text:tab/><text:tab/>printf("\nGraph is directed and unweighted and has %d nodes and %d edges\n",n,e);</text:p>
      <text:p text:style-name="Standard"><text:tab/><text:tab/>soc=(int **)malloc(n * sizeof(int *));</text:p>
      <text:p text:style-name="Standard"><text:tab/><text:tab/>for(i=0;i&lt;n;i++)</text:p>
      <text:p text:style-name="Standard"><text:tab/><text:tab/><text:tab/>soc[i]=(int *)malloc(n * sizeof(int));</text:p>
      <text:p text:style-name="Standard"><text:tab/><text:tab/>visited=(int *)malloc(n * sizeof(int));</text:p>
      <text:p text:style-name="Standard"><text:tab/><text:tab/>q=(int *)malloc(n * sizeof(int));</text:p>
      <text:p text:style-name="Standard"><text:tab/><text:tab/>N=n;</text:p>
      <text:p text:style-name="Standard"><text:tab/><text:tab/>makeunvisited(n);</text:p>
      <text:p text:style-name="Standard"><text:tab/><text:tab/>assign(n);</text:p>
      <text:p text:style-name="Standard"><text:tab/><text:tab/>while(fscanf(gp,"%d",&amp;u)!= EOF &amp;&amp; fscanf(gp,"%d",&amp;v)!=EOF)</text:p>
      <text:p text:style-name="Standard"><text:tab/><text:tab/>{</text:p>
      <text:p text:style-name="Standard"><text:tab/><text:tab/><text:tab/>soc[u][v]=1;</text:p>
      <text:p text:style-name="Standard"><text:tab/><text:tab/>}</text:p>
      <text:p text:style-name="Standard"><text:tab/><text:tab/>printf("DFS Traversal <text:s/>: ");</text:p>
      <text:p text:style-name="Standard"><text:tab/><text:tab/>DFSTraversal(0,n);</text:p>
      <text:p text:style-name="Standard"><text:tab/><text:tab/>printf("\nBFS Traversal <text:s/>: ");</text:p>
      <text:p text:style-name="Standard"><text:tab/><text:tab/>makeunvisited(n);</text:p>
      <text:p text:style-name="Standard"><text:tab/><text:tab/>BFSTraversal(0,n);</text:p>
      <text:p text:style-name="Standard"><text:tab/><text:tab/>for(i=0;i&lt;n;i++)</text:p>
      <text:p text:style-name="Standard"><text:tab/><text:tab/>{</text:p>
      <text:p text:style-name="Standard"><text:tab/><text:tab/><text:tab/>int in,out;</text:p>
      <text:p text:style-name="Standard"><text:tab/><text:tab/><text:tab/>float popularity;</text:p>
      <text:p text:style-name="Standard"><text:tab/><text:tab/><text:tab/>out=outdegree(i,n);</text:p>
      <text:p text:style-name="Standard"><text:tab/><text:tab/><text:tab/>in=indegree(i,n);</text:p>
      <text:p text:style-name="Standard"><text:tab/><text:tab/><text:tab/>if(out==0)</text:p>
      <text:p text:style-name="Standard"><text:tab/><text:tab/><text:tab/>{</text:p>
      <text:p text:style-name="Standard"><text:tab/><text:tab/><text:tab/><text:tab/>if(in&gt;=threshold)</text:p>
      <text:p text:style-name="Standard"><text:tab/><text:tab/><text:tab/><text:tab/>{</text:p>
      <text:p text:style-name="Standard"><text:tab/><text:tab/><text:tab/><text:tab/><text:tab/>printf("\nPerson %d IS popular <text:s text:c="4"/>.Followed by : %d <text:s/>Follows : %d",i,in,out);<text:tab/></text:p>
      <text:p text:style-name="Standard"><text:soft-page-break/><text:tab/><text:tab/><text:tab/><text:tab/>}</text:p>
      <text:p text:style-name="Standard"><text:tab/><text:tab/><text:tab/><text:tab/>else</text:p>
      <text:p text:style-name="Standard"><text:tab/><text:tab/><text:tab/><text:tab/>{</text:p>
      <text:p text:style-name="Standard"><text:tab/><text:tab/><text:tab/><text:tab/><text:tab/>printf("\nPerson %d is NOT popular .Followed by : %d <text:s/>Follows : %d",i,in,out);</text:p>
      <text:p text:style-name="Standard"><text:tab/><text:tab/><text:tab/><text:tab/>}</text:p>
      <text:p text:style-name="Standard"><text:tab/><text:tab/><text:tab/><text:tab/><text:tab/></text:p>
      <text:p text:style-name="Standard"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popularity=(float)in/(float)out;</text:p>
      <text:p text:style-name="Standard"><text:tab/><text:tab/><text:tab/><text:tab/>if(popularity&gt;=2)</text:p>
      <text:p text:style-name="Standard"><text:tab/><text:tab/><text:tab/><text:tab/>{</text:p>
      <text:p text:style-name="Standard"><text:tab/><text:tab/><text:tab/><text:tab/><text:tab/>printf("\nPerson %d IS popular <text:s text:c="4"/>.Followed by : %d <text:s/>Follows : %d Popularity score : %.2f <text:s/>",i,in,out,popularity);<text:tab/><text:tab/></text:p>
      <text:p text:style-name="Standard"><text:tab/><text:tab/><text:tab/><text:tab/>}</text:p>
      <text:p text:style-name="Standard"><text:tab/><text:tab/><text:tab/><text:tab/>else</text:p>
      <text:p text:style-name="Standard"><text:tab/><text:tab/><text:tab/><text:tab/>{</text:p>
      <text:p text:style-name="Standard"><text:tab/><text:tab/><text:tab/><text:tab/><text:tab/>printf("\nPerson %d is NOT popular .Followed by : %d <text:s/>Follows : %d Popularity score : %.2f <text:s/>",i,in,out,popularity);<text:tab/><text:tab/></text:p>
      <text:p text:style-name="Standard"><text:tab/><text:tab/><text:tab/><text:tab/>}<text:tab/></text:p>
      <text:p text:style-name="Standard"><text:tab/><text:tab/><text:tab/>}<text:tab/></text:p>
      <text:p text:style-name="Standard"><text:tab/><text:tab/>}<text:tab/></text:p>
      <text:p text:style-name="Standard"><text:tab/><text:tab/></text:p>
      <text:p text:style-name="Standard"><text:tab/>}</text:p>
      <text:p text:style-name="Standard"><text:tab/>else</text:p>
      <text:p text:style-name="Standard"><text:tab/>{</text:p>
      <text:p text:style-name="Standard"><text:tab/><text:tab/>fscanf(gp,"%d",&amp;flag);</text:p>
      <text:p text:style-name="Standard"><text:tab/><text:tab/>fscanf(gp,"%d",&amp;n);</text:p>
      <text:p text:style-name="Standard"><text:tab/><text:tab/>fscanf(gp,"%d",&amp;e);</text:p>
      <text:p text:style-name="Standard"><text:tab/><text:tab/>printf("\nGraph is undirected and weighted and has %d nodes and %d edges\n",n,e);</text:p>
      <text:p text:style-name="Standard"><text:tab/><text:tab/>soc=(int **)malloc(n * sizeof(int *));</text:p>
      <text:p text:style-name="Standard"><text:tab/><text:tab/>for(i=0;i&lt;n;i++)</text:p>
      <text:p text:style-name="Standard"><text:tab/><text:tab/><text:tab/>soc[i]=(int *)malloc(n * sizeof(int));</text:p>
      <text:p text:style-name="Standard"><text:tab/><text:tab/>visited=(int *)malloc(n * sizeof(int));</text:p>
      <text:p text:style-name="Standard"><text:tab/><text:tab/>q=(int *)malloc(n * sizeof(int));</text:p>
      <text:p text:style-name="Standard"><text:tab/><text:tab/>N=n;</text:p>
      <text:p text:style-name="Standard"><text:tab/><text:tab/>makeunvisited(n);</text:p>
      <text:p text:style-name="Standard"><text:tab/><text:tab/>assign(n);</text:p>
      <text:p text:style-name="Standard"><text:tab/><text:tab/>while(fscanf(gp,"%d",&amp;u)!= EOF &amp;&amp; fscanf(gp,"%d",&amp;v)!=EOF &amp;&amp; fscanf(gp,"%d",&amp;w)!=EOF)</text:p>
      <text:p text:style-name="Standard"><text:tab/><text:tab/>{</text:p>
      <text:p text:style-name="Standard"><text:tab/><text:tab/><text:tab/>soc[u][v]=w;</text:p>
      <text:p text:style-name="Standard"><text:tab/><text:tab/><text:tab/>soc[v][u]=w;</text:p>
      <text:p text:style-name="Standard"><text:tab/><text:tab/>}</text:p>
      <text:p text:style-name="Standard"><text:tab/><text:tab/>printf("DFS Traversal <text:s/>: ");</text:p>
      <text:p text:style-name="Standard"><text:tab/><text:tab/>DFSTraversal(0,n);</text:p>
      <text:p text:style-name="Standard"><text:tab/><text:tab/>printf("\nBFS Traversal <text:s/>: ");</text:p>
      <text:p text:style-name="Standard"><text:tab/><text:tab/>makeunvisited(n);</text:p>
      <text:p text:style-name="Standard"><text:tab/><text:tab/>BFSTraversal(0,n);</text:p>
      <text:p text:style-name="Standard"><text:tab/><text:tab/>for(i=0;i&lt;n;i++)</text:p>
      <text:p text:style-name="Standard"><text:tab/><text:tab/>{</text:p>
      <text:p text:style-name="Standard"><text:soft-page-break/><text:tab/><text:tab/><text:tab/>int in=indegree(i,n);</text:p>
      <text:p text:style-name="Standard"><text:tab/><text:tab/><text:tab/>int max=0,pos=i,fof=0;</text:p>
      <text:p text:style-name="Standard"><text:tab/><text:tab/><text:tab/>findmax(i,n,&amp;pos,&amp;max);</text:p>
      <text:p text:style-name="Standard"><text:tab/><text:tab/><text:tab/>fof=frirndoffriend(i,n);</text:p>
      <text:p text:style-name="Standard"><text:tab/><text:tab/><text:tab/>printf("\nPerson %3d has %d friends and FOFs %d,oldest friend is %d (%d days) ",i,in,fof,pos,max);<text:tab/><text:tab/><text:tab/></text:p>
      <text:p text:style-name="Standard"><text:tab/><text:tab/>}</text:p>
      <text:p text:style-name="Standard"><text:tab/><text:tab/></text:p>
      <text:p text:style-name="Standard"><text:tab/>}</text:p>
      <text:p text:style-name="Standard"><text:tab/>fclose(fp);</text:p>
      <text:p text:style-name="Standard"><text:tab/>fclose(gp);<text:tab/>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09:07:11.918379248</meta:creation-date>
    <dc:date>2019-04-29T09:07:35.426665752</dc:date>
    <meta:editing-duration>PT24S</meta:editing-duration>
    <meta:editing-cycles>1</meta:editing-cycles>
    <meta:document-statistic meta:table-count="0" meta:image-count="0" meta:object-count="0" meta:page-count="6" meta:paragraph-count="266" meta:word-count="472" meta:character-count="4029" meta:non-whitespace-character-count="3318"/>
    <meta:generator>LibreOffice/6.0.7.3$Linux_X86_64 LibreOffice_project/00m0$Build-3</meta:generator>
  </office:meta>
</office:document-meta>
</file>